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889cm"/>
    </style:style>
    <style:style style:name="Table1.B" style:family="table-column">
      <style:table-column-properties style:column-width="13.123cm"/>
    </style:style>
    <style:style style:name="Table1.A1" style:family="table-cell">
      <style:table-cell-properties style:vertical-align="middle" fo:padding="0.049cm" fo:border="none"/>
    </style:style>
    <style:style style:name="P1" style:family="paragraph" style:parent-style-name="Heading_20_2">
      <style:paragraph-properties fo:text-align="justify" style:justify-single-word="false"/>
      <style:text-properties fo:font-size="15pt" style:font-size-asian="15pt" style:font-size-complex="15pt"/>
    </style:style>
    <style:style style:name="P2" style:family="paragraph" style:parent-style-name="Standard">
      <style:text-properties fo:font-size="15pt" style:font-size-asian="15pt" style:font-size-complex="15pt"/>
    </style:style>
    <style:style style:name="P3" style:family="paragraph" style:parent-style-name="Standard">
      <style:paragraph-properties fo:margin-top="0cm" fo:margin-bottom="0.499cm" loext:contextual-spacing="false"/>
      <style:text-properties fo:font-size="15pt" style:font-size-asian="15pt" style:font-size-complex="15pt"/>
    </style:style>
    <style:style style:name="P4" style:family="paragraph" style:parent-style-name="Standard">
      <style:paragraph-properties fo:margin-top="0cm" fo:margin-bottom="0.499cm" loext:contextual-spacing="false" fo:text-align="justify" style:justify-single-word="false"/>
      <style:text-properties fo:font-size="15pt" style:font-size-asian="15pt" style:font-size-complex="15pt"/>
    </style:style>
    <style:style style:name="P5" style:family="paragraph" style:parent-style-name="Standard">
      <style:paragraph-properties fo:margin-top="0cm" fo:margin-bottom="0.499cm" loext:contextual-spacing="false"/>
      <style:text-properties fo:font-size="15pt" fo:font-weight="bold" style:font-size-asian="15pt" style:font-weight-asian="bold" style:font-size-complex="15pt" style:font-weight-complex="bold"/>
    </style:style>
    <style:style style:name="P6" style:family="paragraph" style:parent-style-name="Standard">
      <style:paragraph-properties fo:margin-top="0cm" fo:margin-bottom="0.499cm" loext:contextual-spacing="false" fo:text-align="justify" style:justify-single-word="false"/>
    </style:style>
    <style:style style:name="P7" style:family="paragraph" style:parent-style-name="Standard">
      <style:paragraph-properties fo:margin-top="0cm" fo:margin-bottom="0.499cm" loext:contextual-spacing="false" fo:text-align="justify" style:justify-single-word="false"/>
      <style:text-properties officeooo:paragraph-rsid="00195623"/>
    </style:style>
    <style:style style:name="P8" style:family="paragraph" style:parent-style-name="Standard">
      <style:paragraph-properties fo:margin-top="0cm" fo:margin-bottom="0cm" loext:contextual-spacing="false" fo:text-align="justify" style:justify-single-word="false"/>
      <style:text-properties fo:font-weight="normal" officeooo:paragraph-rsid="0019f593" style:font-weight-asian="normal" style:font-weight-complex="normal"/>
    </style:style>
    <style:style style:name="P9" style:family="paragraph" style:parent-style-name="Standard">
      <style:paragraph-properties fo:margin-top="0cm" fo:margin-bottom="0cm" loext:contextual-spacing="false" fo:text-align="justify" style:justify-single-word="false"/>
      <style:text-properties fo:font-size="15pt" fo:font-weight="normal" style:font-size-asian="15pt" style:font-weight-asian="normal" style:font-size-complex="15pt" style:font-weight-complex="normal"/>
    </style:style>
    <style:style style:name="P10" style:family="paragraph" style:parent-style-name="Standard">
      <style:paragraph-properties fo:margin-top="0cm" fo:margin-bottom="0cm" loext:contextual-spacing="false" fo:text-align="justify" style:justify-single-word="false"/>
      <style:text-properties fo:font-size="22pt" officeooo:paragraph-rsid="001b0350" style:font-size-asian="22pt" style:font-size-complex="22pt"/>
    </style:style>
    <style:style style:name="P11" style:family="paragraph" style:parent-style-name="Table_20_Contents">
      <style:paragraph-properties fo:text-align="justify" style:justify-single-word="false"/>
      <style:text-properties fo:font-size="15pt" style:font-size-asian="15pt" style:font-size-complex="15pt"/>
    </style:style>
    <style:style style:name="P12" style:family="paragraph" style:parent-style-name="Table_20_Heading">
      <style:paragraph-properties fo:text-align="justify" style:justify-single-word="false"/>
      <style:text-properties fo:font-size="15pt" style:font-size-asian="15pt" style:font-size-complex="15pt"/>
    </style:style>
    <style:style style:name="P13" style:family="paragraph" style:parent-style-name="Text_20_body">
      <style:text-properties fo:font-size="15pt" style:font-size-asian="15pt" style:font-size-complex="15pt"/>
    </style:style>
    <style:style style:name="P14" style:family="paragraph" style:parent-style-name="Text_20_body">
      <style:paragraph-properties fo:text-align="justify" style:justify-single-word="false"/>
      <style:text-properties fo:font-size="15pt" style:font-size-asian="15pt" style:font-size-complex="15pt"/>
    </style:style>
    <style:style style:name="P15" style:family="paragraph" style:parent-style-name="Text_20_body" style:list-style-name="L5">
      <style:paragraph-properties fo:text-align="justify" style:justify-single-word="false"/>
      <style:text-properties fo:font-size="15pt" style:font-size-asian="15pt" style:font-size-complex="15pt"/>
    </style:style>
    <style:style style:name="P16" style:family="paragraph" style:parent-style-name="Text_20_body" style:list-style-name="L18">
      <style:paragraph-properties fo:text-align="justify" style:justify-single-word="false"/>
      <style:text-properties fo:font-size="15pt" style:font-size-asian="15pt" style:font-size-complex="15pt"/>
    </style:style>
    <style:style style:name="P17" style:family="paragraph" style:parent-style-name="Text_20_body">
      <style:text-properties fo:font-size="15pt" officeooo:paragraph-rsid="001d566d" style:font-size-asian="15pt" style:font-size-complex="15pt"/>
    </style:style>
    <style:style style:name="P18" style:family="paragraph" style:parent-style-name="Text_20_body">
      <style:text-properties fo:font-size="15pt" officeooo:paragraph-rsid="001d566d" fo:background-color="#ffff00" style:font-size-asian="15pt" style:font-size-complex="15pt"/>
    </style:style>
    <style:style style:name="P19" style:family="paragraph" style:parent-style-name="Text_20_body">
      <style:paragraph-properties fo:text-align="justify" style:justify-single-word="false"/>
      <style:text-properties fo:font-size="15pt" fo:font-weight="normal" fo:background-color="#ffff00" style:font-size-asian="15pt" style:font-weight-asian="normal" style:font-size-complex="15pt" style:font-weight-complex="normal"/>
    </style:style>
    <style:style style:name="P20" style:family="paragraph" style:parent-style-name="Text_20_body">
      <style:text-properties fo:font-size="15pt" fo:font-weight="bold" style:font-size-asian="15pt" style:font-weight-asian="bold" style:font-size-complex="15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paragraph-properties fo:text-align="justify" style:justify-single-word="false"/>
      <style:text-properties officeooo:paragraph-rsid="00195623"/>
    </style:style>
    <style:style style:name="P27" style:family="paragraph" style:parent-style-name="Text_20_body">
      <style:paragraph-properties fo:text-align="justify" style:justify-single-word="false"/>
      <style:text-properties fo:font-size="22pt" officeooo:rsid="001bedb3" officeooo:paragraph-rsid="001bedb3" style:font-size-asian="22pt" style:font-size-complex="22pt"/>
    </style:style>
    <style:style style:name="P28" style:family="paragraph" style:parent-style-name="Text_20_body">
      <style:paragraph-properties fo:margin-top="0cm" fo:margin-bottom="0cm" loext:contextual-spacing="false"/>
    </style:style>
    <style:style style:name="P29" style:family="paragraph" style:parent-style-name="Text_20_body">
      <style:paragraph-properties fo:margin-top="0cm" fo:margin-bottom="0cm" loext:contextual-spacing="false"/>
      <style:text-properties fo:font-size="15pt" style:font-size-asian="15pt" style:font-size-complex="15pt"/>
    </style:style>
    <style:style style:name="P30" style:family="paragraph" style:parent-style-name="Text_20_body">
      <style:paragraph-properties fo:margin-top="0cm" fo:margin-bottom="0cm" loext:contextual-spacing="false" fo:text-align="justify" style:justify-single-word="false"/>
      <style:text-properties fo:font-size="15pt" style:font-size-asian="15pt" style:font-size-complex="15pt"/>
    </style:style>
    <style:style style:name="P31" style:family="paragraph" style:parent-style-name="Text_20_body" style:list-style-name="L7">
      <style:paragraph-properties fo:margin-top="0cm" fo:margin-bottom="0cm" loext:contextual-spacing="false" fo:text-align="justify" style:justify-single-word="false"/>
      <style:text-properties fo:font-size="15pt" style:font-size-asian="15pt" style:font-size-complex="15pt"/>
    </style:style>
    <style:style style:name="P32" style:family="paragraph" style:parent-style-name="Text_20_body" style:list-style-name="L9">
      <style:paragraph-properties fo:margin-top="0cm" fo:margin-bottom="0cm" loext:contextual-spacing="false" fo:text-align="justify" style:justify-single-word="false"/>
      <style:text-properties fo:font-size="15pt" style:font-size-asian="15pt" style:font-size-complex="15pt"/>
    </style:style>
    <style:style style:name="P33" style:family="paragraph" style:parent-style-name="Text_20_body" style:list-style-name="L11">
      <style:paragraph-properties fo:margin-top="0cm" fo:margin-bottom="0cm" loext:contextual-spacing="false" fo:text-align="justify" style:justify-single-word="false"/>
      <style:text-properties fo:font-size="15pt" style:font-size-asian="15pt" style:font-size-complex="15pt"/>
    </style:style>
    <style:style style:name="P34" style:family="paragraph" style:parent-style-name="Text_20_body" style:list-style-name="L13">
      <style:paragraph-properties fo:margin-top="0cm" fo:margin-bottom="0cm" loext:contextual-spacing="false" fo:text-align="justify" style:justify-single-word="false"/>
      <style:text-properties fo:font-size="15pt" style:font-size-asian="15pt" style:font-size-complex="15pt"/>
    </style:style>
    <style:style style:name="P35" style:family="paragraph" style:parent-style-name="Text_20_body">
      <style:paragraph-properties fo:margin-top="0cm" fo:margin-bottom="0cm" loext:contextual-spacing="false" fo:text-align="justify" style:justify-single-word="false"/>
      <style:text-properties fo:font-size="15pt" officeooo:paragraph-rsid="00195623" style:font-size-asian="15pt" style:font-size-complex="15pt"/>
    </style:style>
    <style:style style:name="P36" style:family="paragraph" style:parent-style-name="Text_20_body">
      <style:paragraph-properties fo:margin-top="0cm" fo:margin-bottom="0cm" loext:contextual-spacing="false" fo:text-align="justify" style:justify-single-word="false"/>
      <style:text-properties fo:font-size="15pt" officeooo:paragraph-rsid="0019f593" style:font-size-asian="15pt" style:font-size-complex="15pt"/>
    </style:style>
    <style:style style:name="P37" style:family="paragraph" style:parent-style-name="Text_20_body">
      <style:paragraph-properties fo:margin-top="0cm" fo:margin-bottom="0cm" loext:contextual-spacing="false" fo:text-align="justify" style:justify-single-word="false"/>
      <style:text-properties fo:font-size="15pt" officeooo:paragraph-rsid="001b0350" style:font-size-asian="15pt" style:font-size-complex="15pt"/>
    </style:style>
    <style:style style:name="P38" style:family="paragraph" style:parent-style-name="Text_20_body">
      <style:paragraph-properties fo:margin-top="0cm" fo:margin-bottom="0cm" loext:contextual-spacing="false" fo:text-align="justify" style:justify-single-word="false"/>
      <style:text-properties fo:font-size="15pt" officeooo:paragraph-rsid="001e8cf5" style:font-size-asian="15pt" style:font-size-complex="15pt"/>
    </style:style>
    <style:style style:name="P39" style:family="paragraph" style:parent-style-name="Text_20_body">
      <style:paragraph-properties fo:margin-top="0cm" fo:margin-bottom="0cm" loext:contextual-spacing="false" fo:text-align="justify" style:justify-single-word="false"/>
    </style:style>
    <style:style style:name="P40" style:family="paragraph" style:parent-style-name="Text_20_body" style:list-style-name="L1">
      <style:paragraph-properties fo:margin-top="0cm" fo:margin-bottom="0cm" loext:contextual-spacing="false" fo:text-align="justify" style:justify-single-word="false"/>
    </style:style>
    <style:style style:name="P41" style:family="paragraph" style:parent-style-name="Text_20_body" style:list-style-name="L2">
      <style:paragraph-properties fo:margin-top="0cm" fo:margin-bottom="0cm" loext:contextual-spacing="false" fo:text-align="justify" style:justify-single-word="false"/>
    </style:style>
    <style:style style:name="P42" style:family="paragraph" style:parent-style-name="Text_20_body" style:list-style-name="L3">
      <style:paragraph-properties fo:margin-top="0cm" fo:margin-bottom="0cm" loext:contextual-spacing="false" fo:text-align="justify" style:justify-single-word="false"/>
    </style:style>
    <style:style style:name="P43" style:family="paragraph" style:parent-style-name="Text_20_body" style:list-style-name="L4">
      <style:paragraph-properties fo:margin-top="0cm" fo:margin-bottom="0cm" loext:contextual-spacing="false" fo:text-align="justify" style:justify-single-word="false"/>
    </style:style>
    <style:style style:name="P44" style:family="paragraph" style:parent-style-name="Text_20_body">
      <style:paragraph-properties fo:margin-top="0cm" fo:margin-bottom="0cm" loext:contextual-spacing="false" fo:text-align="justify" style:justify-single-word="false"/>
      <style:text-properties officeooo:paragraph-rsid="00195623"/>
    </style:style>
    <style:style style:name="P45" style:family="paragraph" style:parent-style-name="Text_20_body">
      <style:paragraph-properties fo:margin-top="0cm" fo:margin-bottom="0cm" loext:contextual-spacing="false" fo:text-align="justify" style:justify-single-word="false"/>
      <style:text-properties officeooo:paragraph-rsid="0019f593"/>
    </style:style>
    <style:style style:name="P46" style:family="paragraph" style:parent-style-name="Text_20_body">
      <style:paragraph-properties fo:margin-top="0cm" fo:margin-bottom="0cm" loext:contextual-spacing="false" fo:text-align="justify" style:justify-single-word="false"/>
      <style:text-properties officeooo:paragraph-rsid="001b0350"/>
    </style:style>
    <style:style style:name="P47" style:family="paragraph" style:parent-style-name="Text_20_body">
      <style:paragraph-properties fo:margin-top="0cm" fo:margin-bottom="0cm" loext:contextual-spacing="false" fo:text-align="justify" style:justify-single-word="false"/>
      <style:text-properties officeooo:paragraph-rsid="001e8cf5"/>
    </style:style>
    <style:style style:name="P48" style:family="paragraph" style:parent-style-name="Text_20_body">
      <style:paragraph-properties fo:margin-top="0cm" fo:margin-bottom="0cm" loext:contextual-spacing="false" fo:text-align="justify" style:justify-single-word="false"/>
      <style:text-properties fo:font-size="22pt" officeooo:paragraph-rsid="0019f593" style:font-size-asian="22pt" style:font-size-complex="22pt"/>
    </style:style>
    <style:style style:name="P49" style:family="paragraph" style:parent-style-name="Text_20_body">
      <style:paragraph-properties fo:margin-top="0cm" fo:margin-bottom="0cm" loext:contextual-spacing="false" fo:text-align="justify" style:justify-single-word="false"/>
      <style:text-properties fo:font-size="22pt" officeooo:paragraph-rsid="001bd2b3" style:font-size-asian="22pt" style:font-size-complex="2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95623" style:font-weight-asian="bold" style:font-weight-complex="bold"/>
    </style:style>
    <style:style style:name="T4" style:family="text">
      <style:text-properties fo:font-weight="bold" officeooo:rsid="0019f593" style:font-weight-asian="bold" style:font-weight-complex="bold"/>
    </style:style>
    <style:style style:name="T5" style:family="text">
      <style:text-properties fo:font-weight="bold" officeooo:rsid="001b0350" style:font-weight-asian="bold" style:font-weight-complex="bold"/>
    </style:style>
    <style:style style:name="T6" style:family="text">
      <style:text-properties fo:font-weight="bold" officeooo:rsid="001bd2b3" style:font-weight-asian="bold" style:font-weight-complex="bold"/>
    </style:style>
    <style:style style:name="T7" style:family="text">
      <style:text-properties fo:font-weight="bold" officeooo:rsid="001bedb3" style:font-weight-asian="bold" style:font-weight-complex="bold"/>
    </style:style>
    <style:style style:name="T8" style:family="text">
      <style:text-properties fo:font-weight="bold" officeooo:rsid="00195623"/>
    </style:style>
    <style:style style:name="T9" style:family="text">
      <style:text-properties fo:font-weight="bold" officeooo:rsid="001e8cf5"/>
    </style:style>
    <style:style style:name="T10" style:family="text">
      <style:text-properties officeooo:rsid="00195623"/>
    </style:style>
    <style:style style:name="T11" style:family="text">
      <style:text-properties fo:font-size="18pt" officeooo:rsid="00195623" style:font-size-asian="18pt" style:font-size-complex="18pt"/>
    </style:style>
    <style:style style:name="T12" style:family="text">
      <style:text-properties fo:font-size="18pt" fo:font-weight="bold" officeooo:rsid="00195623" style:font-size-asian="18pt" style:font-weight-asian="bold" style:font-size-complex="18pt" style:font-weight-complex="bold"/>
    </style:style>
    <style:style style:name="T13" style:family="text">
      <style:text-properties fo:font-size="15pt" style:font-size-asian="15pt" style:font-size-complex="15pt"/>
    </style:style>
    <style:style style:name="T14" style:family="text">
      <style:text-properties fo:font-size="15pt" officeooo:rsid="00195623" style:font-size-asian="15pt" style:font-size-complex="15pt"/>
    </style:style>
    <style:style style:name="T15" style:family="text">
      <style:text-properties fo:font-size="15pt" fo:font-weight="bold" officeooo:rsid="00195623" style:font-size-asian="15pt" style:font-weight-asian="bold" style:font-size-complex="15pt" style:font-weight-complex="bold"/>
    </style:style>
    <style:style style:name="T16" style:family="text">
      <style:text-properties fo:font-size="15pt" fo:font-weight="bold" style:font-size-asian="15pt" style:font-size-complex="15pt"/>
    </style:style>
    <style:style style:name="T17" style:family="text">
      <style:text-properties fo:font-size="15pt" fo:font-weight="normal" officeooo:rsid="00195623" style:font-size-asian="15pt" style:font-weight-asian="normal" style:font-size-complex="15pt" style:font-weight-complex="normal"/>
    </style:style>
    <style:style style:name="T18" style:family="text">
      <style:text-properties fo:font-size="22pt" fo:font-weight="bold" officeooo:rsid="001b0350" style:font-size-asian="22pt" style:font-weight-asian="bold" style:font-size-complex="22pt" style:font-weight-complex="bold"/>
    </style:style>
    <style:style style:name="T19" style:family="text">
      <style:text-properties fo:font-size="22pt" fo:font-weight="bold" officeooo:rsid="00195623" style:font-size-asian="22pt" style:font-weight-asian="bold" style:font-size-complex="22pt" style:font-weight-complex="bold"/>
    </style:style>
    <style:style style:name="T20" style:family="text">
      <style:text-properties fo:font-size="22pt" fo:font-weight="bold" style:font-size-asian="22pt" style:font-size-complex="22pt"/>
    </style:style>
    <style:style style:name="T21" style:family="text">
      <style:text-properties fo:font-size="22pt" fo:font-weight="bold" officeooo:rsid="001e8cf5" style:font-size-asian="22pt" style:font-size-complex="22pt"/>
    </style:style>
    <style:style style:name="T22" style:family="text">
      <style:text-properties fo:font-size="22pt" style:font-size-asian="22pt" style:font-size-complex="22pt"/>
    </style:style>
    <style:style style:name="T23" style:family="text">
      <style:text-properties fo:font-weight="normal" officeooo:rsid="00195623" style:font-weight-asian="normal" style:font-weight-complex="normal"/>
    </style:style>
    <style:style style:name="T24" style:family="text">
      <style:text-properties officeooo:rsid="001bedb3"/>
    </style:style>
    <style:style style:name="T25" style:family="text">
      <style:text-properties fo:font-size="20pt" fo:font-weight="bold" style:font-size-asian="20pt" style:font-size-complex="20pt"/>
    </style:style>
    <style:style style:name="T26" style:family="text">
      <style:text-properties fo:font-size="20pt" fo:font-weight="bold" officeooo:rsid="001e8cf5" style:font-size-asian="20pt" style:font-size-complex="20pt"/>
    </style:style>
    <style:style style:name="T27" style:family="text">
      <style:text-properties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ariomThakur <text:line-break/>Networking Fundamentals</text:p>
      <text:list xml:id="list1411235296" text:style-name="L1">
        <text:list-item>
          <text:p text:style-name="P40"><text:span text:style-name="T1">OSI Model</text:span> - Understand the 7 layers and how they relate to web development</text:p>
        </text:list-item>
        <text:list-item>
          <text:p text:style-name="P40"><text:span text:style-name="T1">TCP/IP Protocol Suite</text:span> - Learn how data is transmitted across networks</text:p>
        </text:list-item>
        <text:list-item>
          <text:p text:style-name="P40"><text:span text:style-name="T1">Network Packets</text:span> - Understand packet structure and transmission</text:p>
        </text:list-item>
        <text:list-item>
          <text:p text:style-name="P22"><text:span text:style-name="T1">Sockets</text:span> - Learn about network sockets and socket programming</text:p>
        </text:list-item>
      </text:list>
      <text:p text:style-name="P21"><text:line-break/>DNS (Domain Name System)</text:p>
      <text:list xml:id="list387211470" text:style-name="L2">
        <text:list-item>
          <text:p text:style-name="P41"><text:span text:style-name="T1">DNS Resolution Process</text:span> - How domain names are converted to IP addresses</text:p>
        </text:list-item>
        <text:list-item>
          <text:p text:style-name="P41"><text:span text:style-name="T1">DNS Record Types</text:span> - A, AAAA, CNAME, MX, TXT, etc.</text:p>
        </text:list-item>
        <text:list-item>
          <text:p text:style-name="P41"><text:span text:style-name="T1">DNS Propagation</text:span> - How changes to DNS records spread across the internet</text:p>
        </text:list-item>
        <text:list-item>
          <text:p text:style-name="P23"><text:span text:style-name="T1">DNS Security</text:span> - DNSSEC, DNS over HTTPS (DoH), DNS over TLS (DoT)</text:p>
        </text:list-item>
      </text:list>
      <text:p text:style-name="P21"><text:line-break/>HTTP/HTTP2/HTTP3</text:p>
      <text:list xml:id="list2844695757" text:style-name="L3">
        <text:list-item>
          <text:p text:style-name="P42"><text:span text:style-name="T1">HTTP Basics</text:span> - Request/response cycle, methods, headers, status codes</text:p>
        </text:list-item>
        <text:list-item>
          <text:p text:style-name="P42"><text:span text:style-name="T1">HTTP/1.1</text:span> - Connection handling, pipelining, limitations</text:p>
        </text:list-item>
        <text:list-item>
          <text:p text:style-name="P42"><text:span text:style-name="T1">HTTP/2</text:span> - Multiplexing, server push, header compression, binary protocol</text:p>
        </text:list-item>
        <text:list-item>
          <text:p text:style-name="P42"><text:span text:style-name="T1">HTTP/3</text:span> - QUIC protocol, UDP instead of TCP, reduced latency</text:p>
        </text:list-item>
        <text:list-item>
          <text:p text:style-name="P42"><text:span text:style-name="T1">RESTful API Design</text:span> - Resources, verbs, status codes, best practices</text:p>
        </text:list-item>
        <text:list-item>
          <text:p text:style-name="P24"><text:span text:style-name="T1">GraphQL</text:span> - Alternative to REST, query language for APIs</text:p>
        </text:list-item>
      </text:list>
      <text:p text:style-name="P21"><text:line-break/>Domain Names &amp; Hosting</text:p>
      <text:list xml:id="list2743394356" text:style-name="L4">
        <text:list-item>
          <text:p text:style-name="P43"><text:span text:style-name="T1">Domain Registration</text:span> - How to register and manage domains</text:p>
        </text:list-item>
        <text:list-item>
          <text:p text:style-name="P43"><text:span text:style-name="T1">Hosting Options</text:span> - Shared, VPS, dedicated, cloud hosting</text:p>
        </text:list-item>
        <text:list-item>
          <text:p text:style-name="P43"><text:span text:style-name="T1">Deployment Strategies</text:span> - CI/CD pipelines, blue-green deployment</text:p>
        </text:list-item>
        <text:list-item>
          <text:p text:style-name="P25"><text:span text:style-name="T1">Serverless Architecture</text:span> - Functions as a service (FaaS), benefits and limitations</text:p>
        </text:list-item>
      </text:list>
      <text:p text:style-name="P39"/>
      <text:p text:style-name="P39"><text:line-break/><text:span text:style-name="T12">OSI Model</text:span></text:p>
      <text:p text:style-name="P9"><text:span text:style-name="T10">The Open Systems Interconnection (OSI) model is a conceptual framework that describes how data is transmitted between two or more devices on a network. . These layers are crucial for understanding how web development and network communication work together. </text:span></text:p>
      <text:p text:style-name="P7"><text:span text:style-name="T13">The 7 Layers of the OSI Model: </text:span></text:p>
      <text:p text:style-name="P7"><text:span text:style-name="Strong_20_Emphasis"><text:span text:style-name="T13">1. Physical Layer:</text:span></text:span><text:span text:style-name="T13"> </text:span></text:p>
      <text:list xml:id="list1988060490" text:style-name="L5">
        <text:list-header>
          <text:p text:style-name="P15">This is the lowest layer and deals with the physical transmission of data across the network medium (e.g., cables, wireless). It involves setting the physical connection, transmitting bits, and handling signal conversion. </text:p>
        </text:list-header>
      </text:list>
      <text:list xml:id="list337196165" text:style-name="L7">
        <text:list-header>
          <text:p text:style-name="P31"><text:bookmark text:name="dimg_fR0saNX6BY3hseMPys6eIA_39"/><text:soft-page-break/></text:p>
        </text:list-header>
      </text:list>
      <text:p text:style-name="P39"><text:span text:style-name="Strong_20_Emphasis"><text:span text:style-name="T13">2. Data Link Layer:</text:span></text:span><text:span text:style-name="T13"> </text:span></text:p>
      <text:p text:style-name="P30">This layer focuses on establishing a reliable link between two adjacent nodes on a network. It handles error detection and correction, framing the data for transmission, and managing access to the physical medium. </text:p>
      <text:list xml:id="list3387999778" text:style-name="L9">
        <text:list-header>
          <text:p text:style-name="P32"><text:bookmark text:name="dimg_fR0saNX6BY3hseMPys6eIA_43"/></text:p>
        </text:list-header>
      </text:list>
      <text:p text:style-name="P39"><text:span text:style-name="Strong_20_Emphasis"><text:span text:style-name="T13">3. Network Layer:</text:span></text:span><text:span text:style-name="T13"> </text:span></text:p>
      <text:p text:style-name="P30">This layer is responsible for routing data packets from the source to the destination across different networks. It uses IP addresses to identify devices and determines the best path for data transmission. </text:p>
      <text:list xml:id="list2040803411" text:style-name="L11">
        <text:list-header>
          <text:p text:style-name="P33"><text:bookmark text:name="dimg_fR0saNX6BY3hseMPys6eIA_41"/></text:p>
        </text:list-header>
      </text:list>
      <text:p text:style-name="P39"><text:span text:style-name="Strong_20_Emphasis"><text:span text:style-name="T13">4. Transport Layer:</text:span></text:span><text:span text:style-name="T13"> </text:span></text:p>
      <text:p text:style-name="P30">This layer provides reliable and efficient data delivery between end-point applications. It manages the flow of data, ensures that packets arrive in order, and uses port numbers to identify specific applications. </text:p>
      <text:list xml:id="list248281402" text:style-name="L13">
        <text:list-header>
          <text:p text:style-name="P34"><text:bookmark text:name="dimg_fR0saNX6BY3hseMPys6eIA_45"/></text:p>
        </text:list-header>
      </text:list>
      <text:p text:style-name="P39"><text:span text:style-name="Strong_20_Emphasis"><text:span text:style-name="T13">5. Session Layer:</text:span></text:span><text:span text:style-name="T13"> </text:span></text:p>
      <text:p text:style-name="P35">This layer establishes, manages, and terminates communication sessions between applications. It allows applications to establish connections, negotiate protocols, and maintain the state of the connection. </text:p>
      <text:p text:style-name="P44"><text:span text:style-name="Strong_20_Emphasis"><text:span text:style-name="T13"/></text:span></text:p>
      <text:p text:style-name="P44"><text:span text:style-name="Strong_20_Emphasis"><text:span text:style-name="T13">6. Presentation Layer:</text:span></text:span><text:span text:style-name="T13"> </text:span></text:p>
      <text:p text:style-name="P35">This layer handles the formatting and presentation of data, ensuring that it is in a readable format for the application. It deals with data encryption, decryption, and data translation. </text:p>
      <text:p text:style-name="P44"><text:span text:style-name="Strong_20_Emphasis"><text:span text:style-name="T13"/></text:span></text:p>
      <text:p text:style-name="P44"><text:span text:style-name="Strong_20_Emphasis"><text:span text:style-name="T13">7. Application Layer:</text:span></text:span><text:span text:style-name="T13"> </text:span></text:p>
      <text:p text:style-name="P14">This is the highest layer and provides the interface for applications to access the network services. It includes protocols like HTTP, FTP, and SMTP, which are used by web browsers, file transfer programs, and email clients. </text:p>
      <text:list xml:id="list2547013060" text:style-name="L18">
        <text:list-header>
          <text:p text:style-name="P16"/>
        </text:list-header>
      </text:list>
      <text:p text:style-name="P30">How the OSI Model Relates to Web Development: </text:p>
      <text:p text:style-name="P26"><text:span text:style-name="T13">Web development relies heavily on the principles outlined in the OSI model. The layers work together to facilitate communication between web servers and clients (e.g., web browsers). Here's how: </text:span></text:p>
      <text:p text:style-name="P26"><text:soft-page-break/><text:span text:style-name="Strong_20_Emphasis"><text:span text:style-name="T13">HTTP and other protocols (Application Layer):</text:span></text:span><text:span text:style-name="T13"> </text:span></text:p>
      <text:p text:style-name="P14">Web browsers use HTTP to communicate with web servers. This protocol operates at the Application Layer and relies on other layers for lower-level functions. </text:p>
      <text:p text:style-name="P39"><text:span text:style-name="Strong_20_Emphasis"><text:span text:style-name="T13">TCP/IP (Transport Layer):</text:span></text:span><text:span text:style-name="T13"> </text:span></text:p>
      <text:p text:style-name="P30">HTTP relies on TCP/IP, which provides reliable transport of data between the client and server. TCP ensures that data packets arrive in order and are properly assembled. </text:p>
      <text:p text:style-name="P39"><text:span text:style-name="Strong_20_Emphasis"><text:span text:style-name="T13">Network and Data Link Layers:</text:span></text:span><text:span text:style-name="T13"> </text:span></text:p>
      <text:p text:style-name="P30">These layers handle the routing and transmission of data packets across the network. They ensure that data reaches the correct destination and is transmitted reliably. </text:p>
      <text:p text:style-name="P39"><text:span text:style-name="Strong_20_Emphasis"><text:span text:style-name="T13">Physical Layer:</text:span></text:span><text:span text:style-name="T13"> </text:span></text:p>
      <text:p text:style-name="P45"><text:span text:style-name="T13">This layer provides the physical infrastructure for transmitting data, such as cables and wireless networks. </text:span></text:p>
      <text:p text:style-name="P45"><text:span text:style-name="T15"/></text:p>
      <text:p text:style-name="P48"><text:span text:style-name="T3"/></text:p>
      <text:p text:style-name="P48"><text:span text:style-name="T4">#</text:span><text:span text:style-name="T3">TCP/IP Protocol Suite - Learn how data is transmitted across networks</text:span></text:p>
      <text:p text:style-name="P8"><text:span text:style-name="T11">It enables devices to communicate by breaking data into packets, routing them across networks, and ensuring reliable and error-free delivery</text:span></text:p>
      <text:p text:style-name="P4">Key Concepts: </text:p>
      <text:p text:style-name="P39"><text:span text:style-name="Strong_20_Emphasis"><text:span text:style-name="T13">Data Transmission:</text:span></text:span><text:span text:style-name="T13"> </text:span></text:p>
      <text:p text:style-name="P14">TCP/IP divides data into small packets, each containing header information (source/destination addresses, sequence numbers, etc.) and the actual data (payload). </text:p>
      <text:p text:style-name="P39"><text:span text:style-name="Strong_20_Emphasis"><text:span text:style-name="T13">Addressing and Routing:</text:span></text:span><text:span text:style-name="T13"> </text:span></text:p>
      <text:p text:style-name="P30">The Internet Protocol (IP) handles addressing and routing packets across networks, ensuring they reach their destination. </text:p>
      <text:p text:style-name="P39"><text:span text:style-name="Strong_20_Emphasis"><text:span text:style-name="T13">Reliable Delivery:</text:span></text:span><text:span text:style-name="T13"> </text:span></text:p>
      <text:p text:style-name="P30"><text:soft-page-break/>The Transmission Control Protocol (TCP) ensures reliable, end-to-end communication by verifying packet delivery, re-transmitting lost or corrupted packets, and maintaining the correct sequence of data. </text:p>
      <text:p text:style-name="P39"><text:span text:style-name="Strong_20_Emphasis"><text:span text:style-name="T13">Four-Layer Model:</text:span></text:span><text:span text:style-name="T13"> </text:span></text:p>
      <text:p text:style-name="P30">TCP/IP is often described as a four-layer model, including the Application, Transport, Internet, and Network Access layers. </text:p>
      <text:p text:style-name="P39"><text:span text:style-name="Strong_20_Emphasis"><text:span text:style-name="T13">Foundation of Networking:</text:span></text:span><text:span text:style-name="T13"> </text:span></text:p>
      <text:p text:style-name="P14">TCP/IP is the backbone of modern internet communication, allowing devices to communicate regardless of their hardware or software. </text:p>
      <text:p text:style-name="P14"/>
      <text:p text:style-name="P14">In essence, TCP/IP provides a structured way to: </text:p>
      <text:p text:style-name="P21"><text:span text:style-name="Strong_20_Emphasis"><text:span text:style-name="T13">Break down data into manageable packets:</text:span></text:span><text:span text:style-name="T13"> This is necessary for efficient transmission across networks. </text:span></text:p>
      <text:p text:style-name="P39"><text:span text:style-name="Strong_20_Emphasis"><text:span text:style-name="T13">Address and route packets:</text:span></text:span><text:span text:style-name="T13"> The IP layer ensures that packets reach the intended destination. </text:span></text:p>
      <text:p text:style-name="P39"><text:span text:style-name="Strong_20_Emphasis"><text:span text:style-name="T13">Ensure reliable delivery:</text:span></text:span><text:span text:style-name="T13"> TCP guarantees that data arrives in the correct order and without errors. </text:span></text:p>
      <text:p text:style-name="P39"><text:span text:style-name="Strong_20_Emphasis"><text:span text:style-name="T13">Allow diverse devices to communicate:</text:span></text:span><text:span text:style-name="T13"> TCP/IP provides a common language for devices on different networks to understand and exchange information. </text:span></text:p>
      <text:p text:style-name="P36"><text:span text:style-name="T3"/></text:p>
      <text:p text:style-name="P36"><text:span text:style-name="T3"/></text:p>
      <text:p text:style-name="P46"><text:span text:style-name="T18">#</text:span><text:span text:style-name="T19">Network Packets - Understand packet structure and transmission</text:span></text:p>
      <text:p text:style-name="P2">Network packets are . They are crucial for efficient and reliable data transfer, breaking down large files into manageable chunks for transmission and reassembly at the destination. The structure of a packet includes header information (for routing, error detection, etc.) and payload (the actual data). </text:p>
      <text:p text:style-name="P2"/>
      <text:p text:style-name="P5">Structure of a Network Packet: </text:p>
      <text:p text:style-name="P28"><text:span text:style-name="Strong_20_Emphasis"><text:span text:style-name="T13">Header:</text:span></text:span><text:span text:style-name="T13"> </text:span></text:p>
      <text:p text:style-name="P29">The header contains essential information for routing and delivery, such as source and destination addresses, sequence numbers (for reassembly), and error detection codes. </text:p>
      <text:p text:style-name="P29"/>
      <text:p text:style-name="P28"><text:soft-page-break/><text:span text:style-name="Strong_20_Emphasis"><text:span text:style-name="T13">Payload:</text:span></text:span><text:span text:style-name="T13"> </text:span></text:p>
      <text:p text:style-name="P29">The payload is the actual data being transmitted, whether it's a text file, image, or video. </text:p>
      <text:p text:style-name="P29"/>
      <text:p text:style-name="P28"><text:span text:style-name="Strong_20_Emphasis"><text:span text:style-name="T13">Trailer (optional):</text:span></text:span><text:span text:style-name="T13"> </text:span></text:p>
      <text:p text:style-name="P13">Some protocols, like Ethernet, include a trailer at the end of the packet, often used for error detection. </text:p>
      <text:p text:style-name="P10"><text:span text:style-name="Strong_20_Emphasis"><text:span text:style-name="T14">Packet Loss:</text:span></text:span><text:span text:style-name="T15"> </text:span></text:p>
      <text:p text:style-name="P2">While unlikely, packets can be lost during transmission due to network issues, and protocols like TCP have mechanisms to handle packet loss. </text:p>
      <text:p text:style-name="P2"/>
      <text:p text:style-name="P28"><text:span text:style-name="Strong_20_Emphasis"><text:span text:style-name="T13">Protocol Differences:</text:span></text:span><text:span text:style-name="T13"> </text:span></text:p>
      <text:p text:style-name="P29">Different protocols, like TCP and UDP, use different packet formats and transmission mechanisms. </text:p>
      <text:p text:style-name="P37"><text:span text:style-name="T3"/></text:p>
      <text:p text:style-name="P49"><text:span text:style-name="T6">#</text:span><text:span text:style-name="T3">Sockets - Learn about network sockets and socket programming</text:span></text:p>
      <text:p text:style-name="P49"><text:span text:style-name="T3"/></text:p>
      <text:p text:style-name="P49"><text:span text:style-name="T17">A </text:span><text:span text:style-name="Strong_20_Emphasis"><text:span text:style-name="T17">socket</text:span></text:span><text:span text:style-name="T17"> is one endpoint of a two way communication</text:span><text:span text:style-name="T23"> </text:span><text:span text:style-name="T17">link between two programs running on the network. The socket mechanism provides a means of inter-process communication (IPC) by establishing named contact points between which the communication take place. </text:span></text:p>
      <text:h text:style-name="P1" text:outline-level="2"><text:bookmark text:name="common-function-calls-in-socket-programming"/><text:span text:style-name="T3">Common Function Calls in Socket Programming</text:span></text:h>
      <table:table table:name="Table1" table:style-name="Table1">
        <table:table-column table:style-name="Table1.A"/>
        <table:table-column table:style-name="Table1.B"/>
        <table:table-header-rows>
          <table:table-row table:style-name="TableLine94388541568624">
            <table:table-cell table:style-name="Table1.A1" office:value-type="string">
              <text:p text:style-name="P12">Function Call</text:p>
            </table:table-cell>
            <table:table-cell table:style-name="Table1.A1" office:value-type="string">
              <text:p text:style-name="P12"> Description </text:p>
            </table:table-cell>
          </table:table-row>
        </table:table-header-rows>
        <table:table-row table:style-name="TableLine94388541568624">
          <table:table-cell table:style-name="Table1.A1" office:value-type="string">
            <text:p text:style-name="P11">Socket()</text:p>
          </table:table-cell>
          <table:table-cell table:style-name="Table1.A1" office:value-type="string">
            <text:p text:style-name="P11">To create a socket</text:p>
          </table:table-cell>
        </table:table-row>
        <table:table-row table:style-name="TableLine94388541568624">
          <table:table-cell table:style-name="Table1.A1" office:value-type="string">
            <text:p text:style-name="P11">Bind()</text:p>
          </table:table-cell>
          <table:table-cell table:style-name="Table1.A1" office:value-type="string">
            <text:p text:style-name="P11">It's a socket identification like a telephone number to contact</text:p>
          </table:table-cell>
        </table:table-row>
        <table:table-row table:style-name="TableLine94388541568624">
          <table:table-cell table:style-name="Table1.A1" office:value-type="string">
            <text:p text:style-name="P11">Listen()</text:p>
          </table:table-cell>
          <table:table-cell table:style-name="Table1.A1" office:value-type="string">
            <text:p text:style-name="P11">Ready to receive a connection </text:p>
          </table:table-cell>
        </table:table-row>
        <table:table-row table:style-name="TableLine94388541568624">
          <table:table-cell table:style-name="Table1.A1" office:value-type="string">
            <text:p text:style-name="P11">Connect()</text:p>
          </table:table-cell>
          <table:table-cell table:style-name="Table1.A1" office:value-type="string">
            <text:p text:style-name="P11">Ready to act as a sender </text:p>
          </table:table-cell>
        </table:table-row>
        <table:table-row table:style-name="TableLine94388541568624">
          <table:table-cell table:style-name="Table1.A1" office:value-type="string">
            <text:p text:style-name="P11">Accept()</text:p>
          </table:table-cell>
          <table:table-cell table:style-name="Table1.A1" office:value-type="string">
            <text:p text:style-name="P11">Confirmation, it is like accepting to receive a call from a sender </text:p>
          </table:table-cell>
        </table:table-row>
        <table:table-row table:style-name="TableLine94388541568624">
          <table:table-cell table:style-name="Table1.A1" office:value-type="string">
            <text:p text:style-name="P11">Write()</text:p>
          </table:table-cell>
          <table:table-cell table:style-name="Table1.A1" office:value-type="string">
            <text:p text:style-name="P11">To send data </text:p>
          </table:table-cell>
        </table:table-row>
        <table:table-row table:style-name="TableLine94388541568624">
          <table:table-cell table:style-name="Table1.A1" office:value-type="string">
            <text:p text:style-name="P11">Read()</text:p>
          </table:table-cell>
          <table:table-cell table:style-name="Table1.A1" office:value-type="string">
            <text:p text:style-name="P11">To receive data </text:p>
          </table:table-cell>
        </table:table-row>
        <table:table-row table:style-name="TableLine94388541568624">
          <table:table-cell table:style-name="Table1.A1" office:value-type="string">
            <text:p text:style-name="P11">Close()</text:p>
          </table:table-cell>
          <table:table-cell table:style-name="Table1.A1" office:value-type="string">
            <text:p text:style-name="P11">To close a connection</text:p>
          </table:table-cell>
        </table:table-row>
      </table:table>
      <text:p text:style-name="P14"><text:span text:style-name="T3"/></text:p>
      <text:p text:style-name="P27"><text:soft-page-break/><text:span text:style-name="T3">D</text:span><text:span text:style-name="T2">omain Name </text:span></text:p>
      <text:p text:style-name="P19"><text:span text:style-name="T10">developer@developer:~$ ping google.com <text:s text:c="10"/></text:span><text:span text:style-name="T24">//for find out ip address</text:span></text:p>
      <text:p text:style-name="P20">PING google.com (142.251.220.46) 56(84) bytes of data.</text:p>
      <text:p text:style-name="P20">64 bytes from hkg07s50-in-f14.1e100.net (142.251.220.46): icmp_seq=1 ttl=116 time=13.4 ms</text:p>
      <text:p text:style-name="P20"/>
      <text:p text:style-name="P17"><text:span text:style-name="T2">Traceroute is </text:span>a command-line network diagnostic tool used to trace the path of IP packets across a network, from the source computer to the destination<text:span text:style-name="T2">. It identifies the routers (hops) along the way and measures the time it takes to travel between them. Traceroute helps troubleshoot network connectivity issues and understand how data travels across networks</text:span></text:p>
      <text:p text:style-name="P18"><text:span text:style-name="T2">developer@developer:~$ traceroute youtube.com</text:span></text:p>
      <text:p text:style-name="P13">traceroute to youtube.com (142.251.42.14), 30 hops max, 60 byte packets</text:p>
      <text:p text:style-name="P13"><text:s/>1 <text:s/>_gateway (192.168.1.1) <text:s/>2.346 ms <text:s/>2.294 ms <text:s/>1.863 ms</text:p>
      <text:p text:style-name="P13"><text:s/>2 <text:s/>192.168.0.1 (192.168.0.1) <text:s/>3.451 ms <text:s/>3.801 ms <text:s/>3.408 ms</text:p>
      <text:p text:style-name="P13"><text:s/>3 <text:s/>1.22.218.121 (1.22.218.121) <text:s/>5.156 ms <text:s/>5.132 ms <text:s/>5.960 ms</text:p>
      <text:p text:style-name="P13"><text:s/>4 <text:s/>14.142.189.93.static-mumbai.vsnl.net.in (14.142.189.93) <text:s/>5.939 ms <text:s/>5.068 ms <text:s/>5.895 ms</text:p>
      <text:p text:style-name="P13"><text:s/>5 <text:s/>172.31.167.58 (172.31.167.58) <text:s/>33.273 ms <text:s/>33.252 ms <text:s/>33.225 ms</text:p>
      <text:p text:style-name="P13"><text:s/>6 <text:s/>14.141.123.226 (14.141.123.226) <text:s/>33.192 ms <text:s/>31.551 ms <text:s/>30.016 ms</text:p>
      <text:p text:style-name="P13"><text:s/>7 <text:s/>* * *</text:p>
      <text:p text:style-name="P13"><text:s/>8 <text:s/>115.112.15.74.static-chennai.vsnl.net.in (115.112.15.74) <text:s/>37.827 ms <text:s/>37.802 ms <text:s/>35.741 ms</text:p>
      <text:p text:style-name="P13"><text:s/>9 <text:s/>172.253.70.67 (172.253.70.67) <text:s/>36.441 ms 142.251.231.1 (142.251.231.1) <text:s/>37.689 ms 142.251.66.197 (142.251.66.197) <text:s/>36.384 ms</text:p>
      <text:p text:style-name="P13">10 <text:s/>172.253.71.2 (172.253.71.2) <text:s/>37.629 ms 142.250.62.66 (142.250.62.66) <text:s/>39.459 ms 172.253.71.132 (172.253.71.132) <text:s/>41.344 ms</text:p>
      <text:p text:style-name="P13">11 <text:s/>142.250.238.182 (142.250.238.182) <text:s/>37.561 ms 64.233.174.2 (64.233.174.2) <text:s/>37.525 ms 142.250.212.4 (142.250.212.4) <text:s/>37.502 ms</text:p>
      <text:p text:style-name="P13"><text:soft-page-break/>12 <text:s/>216.239.48.65 (216.239.48.65) <text:s/>41.572 ms 192.178.110.111 (192.178.110.111) <text:s/>35.401 ms 142.250.238.206 (142.250.238.206) <text:s/>34.717 ms</text:p>
      <text:p text:style-name="P13">13 <text:s/>209.85.250.139 (209.85.250.139) <text:s/>34.680 ms <text:s/>52.035 ms 192.178.110.107 (192.178.110.107) <text:s/>33.397 ms</text:p>
      <text:p text:style-name="P13">14 <text:s/>bom12s19-in-f14.1e100.net (142.251.42.14) <text:s/>35.141 ms <text:s/>33.353 ms 209.85.248.61 (209.85.248.61) <text:s/>33.331 ms</text:p>
      <text:p text:style-name="P13"/>
      <text:p text:style-name="P2">The Domain Name System (DNS) resolution process converts human-readable domain names (like www.example.com) into numerical IP addresses that computers use to communicate. This translation is essential for accessing websites and other internet resources. The process . </text:p>
      <text:p text:style-name="P3">Here's a breakdown of the DNS resolution process: </text:p>
      <text:p text:style-name="Text_20_body"><text:span text:style-name="Strong_20_Emphasis"><text:span text:style-name="T13">User Input:</text:span></text:span><text:span text:style-name="T13"> A user enters a domain name into a web browser. </text:span></text:p>
      <text:p text:style-name="P28"><text:span text:style-name="Strong_20_Emphasis"><text:span text:style-name="T13">DNS Query:</text:span></text:span><text:span text:style-name="T13"> The browser initiates a DNS query to find the corresponding IP address. </text:span></text:p>
      <text:p text:style-name="P28"><text:span text:style-name="Strong_20_Emphasis"><text:span text:style-name="T13">Recursive Resolver:</text:span></text:span><text:span text:style-name="T13"> The query is sent to a recursive resolver, usually provided by the user's Internet Service Provider (ISP). </text:span></text:p>
      <text:p text:style-name="P28"><text:span text:style-name="Strong_20_Emphasis"><text:span text:style-name="T13">Root Server Query:</text:span></text:span><text:span text:style-name="T13"> The recursive resolver first contacts a root DNS server, which acts as the starting point for DNS lookups. </text:span></text:p>
      <text:p text:style-name="P28"><text:span text:style-name="Strong_20_Emphasis"><text:span text:style-name="T13">TLD Server Query:</text:span></text:span><text:span text:style-name="T13"> The root server directs the query to a Top-Level Domain (TLD) server responsible for the domain's extension (e.g., .com, .org). </text:span></text:p>
      <text:p text:style-name="P28"><text:span text:style-name="Strong_20_Emphasis"><text:span text:style-name="T13">Authoritative Server Query:</text:span></text:span><text:span text:style-name="T13"> The TLD server directs the query to the authoritative nameserver, which stores the DNS records for the specific domain. </text:span></text:p>
      <text:p text:style-name="P28"><text:span text:style-name="Strong_20_Emphasis"><text:span text:style-name="T13">IP Address Retrieval:</text:span></text:span><text:span text:style-name="T13"> The authoritative nameserver returns the IP address to the recursive resolver. </text:span></text:p>
      <text:p text:style-name="P28"><text:span text:style-name="Strong_20_Emphasis"><text:span text:style-name="T13">IP Address Delivery:</text:span></text:span><text:span text:style-name="T13"> The recursive resolver sends the IP address back to the user's browser. </text:span></text:p>
      <text:p text:style-name="Text_20_body"><text:span text:style-name="Strong_20_Emphasis"><text:span text:style-name="T13">Connection Established:</text:span></text:span><text:span text:style-name="T13"> The browser establishes a connection to the server at the received IP address, and the website loads. </text:span></text:p>
      <text:p text:style-name="P47"><text:span text:style-name="T21">#</text:span><text:span text:style-name="T20">DNS Record Types</text:span><text:span text:style-name="T22"> - A, AAAA, CNAME, MX, TXT,etc</text:span><text:span text:style-name="T27">.<text:line-break/></text:span><text:span text:style-name="T13">DNS Record Types: </text:span></text:p>
      <text:p text:style-name="P39"><text:soft-page-break/><text:span text:style-name="Strong_20_Emphasis"><text:span text:style-name="T13">A Record:</text:span></text:span><text:span text:style-name="T13"> </text:span></text:p>
      <text:p text:style-name="P21"><text:span text:style-name="T13">This record maps a domain name (like </text:span><text:span text:style-name="Source_20_Text"><text:span text:style-name="T13">www.example.com</text:span></text:span><text:span text:style-name="T13">) to an IPv4 address (e.g., 192.168.1.1). It's the most basic and common type used for resolving web addresses. </text:span></text:p>
      <text:p text:style-name="P39"><text:span text:style-name="Strong_20_Emphasis"><text:span text:style-name="T13">AAAA Record:</text:span></text:span><text:span text:style-name="T13"> </text:span></text:p>
      <text:p text:style-name="P30">Similar to an A record, but it maps a domain name to an IPv6 address (e.g., 2001:0db8:85a3:0000:0000:8a2e:0370:7334). IPv6 addresses are longer than IPv4 addresses. </text:p>
      <text:p text:style-name="P39"><text:span text:style-name="Strong_20_Emphasis"><text:span text:style-name="T13">CNAME Record:</text:span></text:span><text:span text:style-name="T13"> </text:span></text:p>
      <text:p text:style-name="P30">A CNAME record maps a domain name (or subdomain) to another domain name. It essentially creates an alias, so when a browser requests the domain mapped by the CNAME, it's redirected to the target domain. </text:p>
      <text:p text:style-name="P39"><text:span text:style-name="Strong_20_Emphasis"><text:span text:style-name="T13">MX Record:</text:span></text:span><text:span text:style-name="T13"> </text:span></text:p>
      <text:p text:style-name="P30">This record specifies the mail servers that handle email for a domain. It tells the internet where to send emails for a particular domain. </text:p>
      <text:p text:style-name="P39"><text:span text:style-name="Strong_20_Emphasis"><text:span text:style-name="T13">TXT Record:</text:span></text:span><text:span text:style-name="T13"> </text:span></text:p>
      <text:p text:style-name="P30">A TXT record can store any text data. It's often used for domain verification, email authentication (like SPF and DKIM), and other purposes. </text:p>
      <text:p text:style-name="P39"><text:span text:style-name="Strong_20_Emphasis"><text:span text:style-name="T13">NS Record:</text:span></text:span><text:span text:style-name="T13"> </text:span></text:p>
      <text:p text:style-name="P30">This record identifies the authoritative nameservers for a domain or zone. Nameservers are responsible for providing DNS information. </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20T11:42:50.823374263</meta:creation-date>
    <dc:date>2025-05-20T18:08:09.144512052</dc:date>
    <meta:editing-duration>PT43M6S</meta:editing-duration>
    <meta:editing-cycles>2</meta:editing-cycles>
    <meta:generator>LibreOffice/6.4.7.2$Linux_X86_64 LibreOffice_project/40$Build-2</meta:generator>
    <meta:document-statistic meta:table-count="1" meta:image-count="0" meta:object-count="0" meta:page-count="8" meta:paragraph-count="150" meta:word-count="1737" meta:character-count="11830" meta:non-whitespace-character-count="10097"/>
  </office:meta>
</office:document-meta>
</file>